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5.14cm" style:rel-column-width="13107*"/>
    </style:style>
    <style:style style:name="Tableau1.1" style:family="table-row">
      <style:table-row-properties style:min-row-height="2.7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6pt" style:font-size-asian="16pt" style:font-size-complex="16pt"/>
    </style:style>
    <style:style style:name="P2" style:family="paragraph" style:parent-style-name="Table_20_Contents">
      <style:text-properties fo:font-size="14pt" style:font-size-asian="12.25pt" style:font-size-complex="14pt"/>
    </style:style>
    <style:style style:name="P3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 Business Model Canvas –<text:span text:style-name="T1"> Titre : What's Cooking !! <text:s text:c="14"/>- Description : Site et application de confection et partage de recette culinaire</text:span></text:p>
      <text:p text:style-name="P3"><text:span text:style-name="T1"/></text:p>
      <text:p text:style-name="P3"><text:span text:style-name="T1"/></text:p>
      <text:p text:style-name="P3"><text:span text:style-name="T1"/></text:p>
      <table:table table:name="Tableau1" table:style-name="Tableau1">
        <table:table-column table:style-name="Tableau1.A" table:number-columns-repeated="5"/>
        <table:table-row table:style-name="Tableau1.1">
          <table:table-cell table:style-name="Tableau1.A1" table:number-rows-spanned="2" office:value-type="string">
            <text:p text:style-name="P2">Partenaires clés</text:p>
            <text:p text:style-name="P2"/>
            <text:p text:style-name="P2">- Fournisseur</text:p>
            <text:p text:style-name="P2">- Livreur</text:p>
          </table:table-cell>
          <table:table-cell table:style-name="Tableau1.A1" office:value-type="string">
            <text:p text:style-name="P1">Activités clés</text:p>
            <text:p text:style-name="P1"/>
            <text:p text:style-name="P1">- Communication</text:p>
            <text:p text:style-name="P1">- Conseil</text:p>
            <text:p text:style-name="P1">- Social événement</text:p>
          </table:table-cell>
          <table:table-cell table:style-name="Tableau1.A1" table:number-rows-spanned="2" office:value-type="string">
            <text:p text:style-name="P1">Offre</text:p>
            <text:p text:style-name="P1"/>
            <text:p text:style-name="P1">- Recettes culinaires</text:p>
            <text:p text:style-name="P1">- Gestion des ressources</text:p>
            <text:p text:style-name="P1">- Partage d'expérience culinaire avec le monde</text:p>
            <text:p text:style-name="P1"/>
          </table:table-cell>
          <table:table-cell table:style-name="Tableau1.A1" office:value-type="string">
            <text:p text:style-name="P1">Relation Client</text:p>
            <text:p text:style-name="P1"/>
            <text:p text:style-name="P1">-Frais de port</text:p>
            <text:p text:style-name="P1">-Système de parrainage</text:p>
          </table:table-cell>
          <table:table-cell table:style-name="Tableau1.E1" table:number-rows-spanned="2" office:value-type="string">
            <text:p text:style-name="P1">Clients</text:p>
            <text:p text:style-name="P1"/>
            <text:p text:style-name="P1">- Étudiants</text:p>
            <text:p text:style-name="P1">- Passionnés de cuisine ou non</text:p>
            <text:p text:style-name="P1">- Excédés par le gaspillage</text:p>
            <text:p text:style-name="P1">-Tout type de budget </text:p>
          </table:table-cell>
        </table:table-row>
        <table:table-row>
          <table:covered-table-cell/>
          <table:table-cell table:style-name="Tableau1.B2" office:value-type="string">
            <text:p text:style-name="P1">Ressources clés</text:p>
            <text:p text:style-name="P1"/>
            <text:p text:style-name="P1">- Site Internet</text:p>
            <text:p text:style-name="P1">- Application mobile</text:p>
          </table:table-cell>
          <table:covered-table-cell/>
          <table:table-cell table:style-name="Tableau1.B2" office:value-type="string">
            <text:p text:style-name="P1">Canaux</text:p>
            <text:p text:style-name="P1"/>
            <text:p text:style-name="P1">- Sociétés de livraison</text:p>
            <text:p text:style-name="P1">- Réseaux sociaux</text:p>
            <text:p text:style-name="P1">- Internet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1">Coûts</text:p>
            <text:p text:style-name="P1"/>
            <text:p text:style-name="P1">-Hébergement du serveur et du site</text:p>
            <text:p text:style-name="P1">- Pas de charge fixe (pas de locaux), pour le moment (selon expansion)</text:p>
          </table:table-cell>
          <table:covered-table-cell/>
          <table:table-cell table:style-name="Tableau1.C3" table:number-columns-spanned="3" office:value-type="string">
            <text:p text:style-name="P1">Revenus</text:p>
            <text:p text:style-name="P1"/>
            <text:p text:style-name="P1">- Commission sur la commande des produits exotiques</text:p>
            <text:p text:style-name="P1">- Publicités sur site et application</text:p>
            <text:p text:style-name="P1">- Version PREMIUM (sans publicité)</text:p>
          </table:table-cell>
          <table:covered-table-cell/>
          <table:covered-table-cell/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 MARBAIX</meta:initial-creator>
    <meta:creation-date>2015-03-13T13:51:13</meta:creation-date>
    <dc:date>2015-03-13T14:04:14</dc:date>
    <dc:creator>Baptiste MARBAIX</dc:creator>
    <meta:editing-duration>PT1M50S</meta:editing-duration>
    <meta:editing-cycles>1</meta:editing-cycles>
    <meta:document-statistic meta:table-count="1" meta:image-count="0" meta:object-count="0" meta:page-count="1" meta:paragraph-count="34" meta:word-count="137" meta:character-count="828" meta:non-whitespace-character-count="710"/>
    <meta:generator>LibreOffice/3.5$Linux_X86_64 LibreOffice_project/350m1$Build-2</meta:generator>
  </office:meta>
</office:document-meta>
</file>